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FRM1000" svg:font-family="SFRM100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7518e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d4afa"/>
    </style:style>
    <style:style style:name="P8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9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aff858" officeooo:paragraph-rsid="00caa4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aa4a5" officeooo:paragraph-rsid="00caa4a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c0b6e" officeooo:paragraph-rsid="00bbf5a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d98f3" officeooo:paragraph-rsid="00cd98f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ece2d" officeooo:paragraph-rsid="00cece2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ece2d" officeooo:paragraph-rsid="00d3ab9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fcda6" officeooo:paragraph-rsid="00caa4a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cfcda6" officeooo:paragraph-rsid="00cfcda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2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23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8pt" fo:language="en" fo:country="US" fo:font-weight="normal" officeooo:rsid="00d6dd52" officeooo:paragraph-rsid="00d77b54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c79f7a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1" style:family="text">
      <style:text-properties fo:language="en" fo:country="US" officeooo:rsid="00c79f7a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0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11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12" style:family="text">
      <style:text-properties fo:font-variant="normal" fo:text-transform="none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style:font-name="Times New Roman" fo:font-size="18pt" fo:letter-spacing="normal" fo:font-style="normal" fo:font-weight="normal" officeooo:rsid="00d4efef" style:font-size-asian="18pt" style:font-style-asian="normal" style:font-weight-asian="normal" style:font-name-complex="Times New Roman" style:font-size-complex="18pt"/>
    </style:style>
    <style:style style:name="T16" style:family="text">
      <style:text-properties fo:font-variant="normal" fo:text-transform="none" style:font-name="Times New Roman" fo:font-size="18pt" fo:letter-spacing="normal" fo:language="en" fo:country="US" fo:font-style="normal" fo:font-weight="normal" officeooo:rsid="00c79f7a" style:font-size-asian="18pt" style:font-style-asian="normal" style:font-weight-asian="normal" style:font-name-complex="Times New Roman" style:font-size-complex="18pt"/>
    </style:style>
    <style:style style:name="T17" style:family="text">
      <style:text-properties officeooo:rsid="00d1bc51"/>
    </style:style>
    <style:style style:name="T18" style:family="text">
      <style:text-properties officeooo:rsid="00d4efef"/>
    </style:style>
    <style:style style:name="T19" style:family="text">
      <style:text-properties officeooo:rsid="00c79f7a"/>
    </style:style>
    <style:style style:name="T20" style:family="text">
      <style:text-properties officeooo:rsid="00d77b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анкт-Петербургский национальный исследовательский университет </text:p>
      <text:p text:style-name="P6"><text:span text:style-name="T3">информационных технологий, механики и оптики</text:span><text:span text:style-name="T4"><text:line-break/></text:span><text:span text:style-name="T3">(Университет ИТМО)</text:span><text:span text:style-name="T4"> </text:span><text:bookmark text:name="report_R98097615122270904"/></text:p>
      <text:p text:style-name="P5">Факультет программной инженерии и компьютерной техники</text:p>
      <text:p text:style-name="P21">Кафедра вычислительной техники</text:p>
      <text:p text:style-name="P1"/>
      <text:p text:style-name="P3"> </text:p>
      <text:p text:style-name="P3"> </text:p>
      <text:p text:style-name="P3"> </text:p>
      <text:p text:style-name="P3"> </text:p>
      <text:p text:style-name="P3"> </text:p>
      <text:p text:style-name="P6"><text:span text:style-name="T12">Лабораторная работа №</text:span><text:span text:style-name="T13"> </text:span><text:span text:style-name="T15">7</text:span></text:p>
      <text:p text:style-name="P7"><text:span text:style-name="T12">по </text:span><text:span text:style-name="T14">дисциплине </text:span></text:p>
      <text:p text:style-name="P2">«Языки системного программирования»</text:p>
      <text:p text:style-name="P25">«<text:span text:style-name="T18">Аллокатор памяти</text:span>»</text:p>
      <text:p text:style-name="P8"> </text:p>
      <text:p text:style-name="P8"> </text:p>
      <text:p text:style-name="P8"> </text:p>
      <text:p text:style-name="P8"> </text:p>
      <text:p text:style-name="P8"> </text:p>
      <text:p text:style-name="P22"><text:span text:style-name="T4">Выполнил<text:line-break/>студент </text:span><text:span text:style-name="T5">2</text:span><text:span text:style-name="T4"> курса,<text:line-break/>группы P3</text:span><text:span text:style-name="T5">2</text:span><text:span text:style-name="T4">00<text:line-break/>Cапожников Борис Константинович</text:span></text:p>
      <text:p text:style-name="P23"><text:span text:style-name="T6">Р</text:span><text:span text:style-name="T4">уководител</text:span><text:span text:style-name="T7">ь</text:span><text:span text:style-name="T4">:</text:span></text:p>
      <text:p text:style-name="P23"><text:span text:style-name="T8">кандидат технических наук</text:span> <text:span text:style-name="T4"><text:line-break/></text:span><text:span text:style-name="T8">Б</text:span><text:span text:style-name="T9">алакшин Павел Валерьевич</text:span></text:p>
      <text:p text:style-name="P9"/>
      <text:p text:style-name="P3"> </text:p>
      <text:p text:style-name="P3"> </text:p>
      <text:p text:style-name="P3"> </text:p>
      <text:p text:style-name="P3"> </text:p>
      <text:p text:style-name="P3"> </text:p>
      <text:p text:style-name="P18"><text:span text:style-name="T10">Санкт-Петербург — 201</text:span><text:span text:style-name="T11">6</text:span></text:p>
      <text:p text:style-name="P19"/>
      <text:p text:style-name="P20"><text:soft-page-break/>Текст исходной программы<text:span text:style-name="T2">:</text:span></text:p>
      <text:p text:style-name="P24">#include "mem.h"<text:line-break/>#include &lt;stdio.h&gt;<text:line-break/>#include &lt;errno.h&gt;<text:line-break/>#include &lt;string.h&gt;<text:line-break/><text:line-break/>static uint8_t* HEAP_START = NULL;<text:line-break/>static const size_t MMAP_PREF_SIZE = 0x8000; /*With great power comes great responsobility*/<text:line-break/>static const uint8_t FREE_FLAG = 0x1;<text:line-break/>static const size_t TINY_MEMBLOCK_SIZE = sizeof(memblock_t);<text:line-break/><text:line-break/>static int is_last(const memblock_t* const ptr) { return ptr-&gt;prev_size == 0; }<text:line-break/><text:line-break/>static void set_in_use(memblock_t* const ptr)<text:line-break/>{<text:line-break/><text:tab/>ptr-&gt;size &amp;= ~FREE_FLAG;<text:line-break/>}<text:line-break/><text:line-break/>static size_t align_data_size(const size_t query)<text:line-break/>{<text:line-break/><text:tab/>return query + ((query % TINY_MEMBLOCK_SIZE) ? TINY_MEMBLOCK_SIZE - (query % TINY_MEMBLOCK_SIZE) : 0);<text:line-break/>}<text:line-break/>/* We take memory for header, user data and size_t for prev_size*/<text:line-break/>static void init_memblock(memblock_t *ptr, size_t size, size_t prev_size)<text:line-break/>{<text:line-break/><text:tab/>ptr-&gt;size = align_data_size(size);<text:line-break/><text:tab/>set_in_use(ptr);<text:line-break/><text:tab/>ptr-&gt;prev_size = prev_size;<text:line-break/>}<text:line-break/>/* It exists to get right size, because 0 bit of size is FLAG which shows if block is free/in-use*/<text:line-break/>static size_t get_memblock_size(const memblock_t * const ptr)<text:line-break/>{<text:line-break/><text:tab/>return ptr-&gt;size &amp; ~FREE_FLAG;<text:line-break/>}<text:line-break/><text:line-break/>static memblock_t* get_next_memblock(const memblock_t * const ptr)<text:line-break/>{<text:line-break/><text:tab/>return (memblock_t*)((uint8_t*)ptr + sizeof(memblock_t) + get_memblock_size(ptr));<text:line-break/>}<text:line-break/><text:line-break/>static memblock_t* get_prev_memblock(const memblock_t * const ptr)<text:line-break/>{<text:line-break/><text:tab/>if(ptr == (memblock_t*)HEAP_START) return NULL;<text:line-break/><text:tab/>return (memblock_t*)((uint8_t*)ptr - ptr-&gt;prev_size - sizeof(memblock_t));<text:line-break/>}<text:line-break/><text:line-break/>static int is_free(const memblock_t* const ptr)<text:line-break/>{<text:line-break/><text:tab/>return ptr-&gt;size &amp; FREE_FLAG;<text:line-break/>}<text:line-break/><text:line-break/>static memblock_t* calculate_next_memblock(const memblock_t* const ptr, const size_t query)<text:line-break/>{<text:line-break/><text:tab/>uint8_t* result = (uint8_t*)ptr + sizeof(memblock_t) + query + sizeof(size_t);<text:line-break/><text:tab/>return (memblock_t*)result;<text:line-break/>}<text:line-break/><text:span text:style-name="T20">/*<text:line-break/><text:tab/> <text:s text:c="2"/>memblock -&gt; +--------------+<text:line-break/><text:tab/><text:tab/><text:tab/>| prev_size<text:tab/>|<text:line-break/><text:tab/><text:tab/><text:tab/>+--------------+<text:line-break/><text:tab/><text:tab/><text:tab/>| size <text:s text:c="4"/>| f |<text:line-break/><text:tab/><text:tab/>mem <text:s/>-&gt;<text:tab/>+--------------+<text:line-break/><text:tab/><text:tab/><text:tab/>| user data ...|<text:line-break/><text:tab/> <text:s text:c="2"/>memblock -&gt; +--------------+<text:line-break/><text:tab/> <text:tab/><text:tab/>| size <text:s text:c="8"/>|<text:line-break/><text:tab/> <text:s text:c="14"/>+--------------+<text:line-break/><text:tab/> <text:s text:c="14"/>~ nextsize | f ~<text:line-break/><text:tab/> <text:s text:c="14"/>*~~~~~~~~~~~~~~*<text:line-break/><text:tab/> <text:s text:c="14"/>~ next data <text:s text:c="3"/>~<text:line-break/><text:tab/> <text:s text:c="14"/>*~~~~~~~~~~~~~~*<text:line-break/><text:tab/><text:tab/><text:tab/>~<text:line-break/><text:tab/><text:tab/><text:tab/>*<text:line-break/>*/</text:span><text:line-break/>void print_memory()<text:line-break/>{<text:line-break/><text:tab/>memblock_t *i = (memblock_t*)(HEAP_START);<text:line-break/><text:tab/><text:line-break/><text:tab/>while(i-&gt;prev_size != 0)<text:line-break/><text:tab/>{<text:line-break/><text:tab/><text:tab/>printf("+- PTR %p ---------------+\n", (void*)i);<text:line-break/><text:soft-page-break/><text:tab/><text:tab/>printf("| prev size %lu\n", i-&gt;prev_size);<text:line-break/><text:tab/><text:tab/>printf("| size %lu\n", get_memblock_size(i));<text:line-break/><text:tab/><text:tab/>if(is_free(i)) puts("| free"); else puts("| in use ");<text:line-break/><text:tab/><text:tab/>i = get_next_memblock(i);<text:line-break/><text:tab/>}<text:line-break/>}<text:line-break/><text:line-break/>static uint8_t* get_memptr(memblock_t* ptr)<text:line-break/>{<text:line-break/><text:tab/>return (uint8_t*)ptr + sizeof(memblock_t);<text:line-break/>}<text:line-break/><text:line-break/>static void set_free(memblock_t* const ptr);<text:line-break/><text:line-break/>static void join_memblocks(memblock_t* const dist, memblock_t* const src)<text:line-break/>{<text:line-break/><text:tab/>int flag = is_free(dist);<text:line-break/><text:tab/>memblock_t* next;<text:line-break/><text:tab/>size_t newsize = get_memblock_size(dist) + get_memblock_size(src) + sizeof(memblock_t);<text:line-break/><text:tab/><text:line-break/><text:tab/>dist-&gt;size = align_data_size(newsize); /* just in case */<text:line-break/><text:tab/>next = get_next_memblock(src);<text:line-break/><text:tab/><text:line-break/><text:tab/>if(next-&gt;prev_size != 0) next-&gt;prev_size = newsize;<text:line-break/><text:tab/>if(flag) set_free(dist);<text:line-break/>}<text:line-break/><text:line-break/>static void set_free(memblock_t* const ptr)<text:line-break/>{<text:line-break/><text:tab/>memblock_t* i = get_next_memblock(ptr);<text:line-break/><text:tab/>memblock_t* p = get_prev_memblock(ptr);<text:line-break/><text:tab/>memblock_t *end;<text:line-break/><text:tab/>uint8_t* ptr_to_unmap, *next_reg;<text:line-break/><text:tab/>size_t mmap_region_start, mmap_region_prev, mmap_region_end, mmap_region_begin, next_size, newsize;<text:line-break/><text:line-break/><text:tab/>ptr-&gt;size |= FREE_FLAG;<text:line-break/><text:tab/>/* Check if we're freeing the last block which spans over mmaped regions */<text:line-break/><text:tab/>if(is_last(i))<text:line-break/><text:tab/>{<text:line-break/><text:tab/><text:tab/>/* we have to keep the prev_size header */<text:line-break/><text:tab/><text:tab/>ptr_to_unmap = (uint8_t*)ptr + sizeof(size_t);<text:line-break/><text:tab/><text:tab/>mmap_region_prev = (size_t)(ptr_to_unmap - 1) / MMAP_PREF_SIZE;<text:line-break/><text:tab/><text:tab/>mmap_region_start = (size_t)(ptr_to_unmap) / MMAP_PREF_SIZE;<text:line-break/><text:tab/><text:tab/>mmap_region_end = (size_t)(i+sizeof(size_t)) / MMAP_PREF_SIZE;<text:line-break/><text:line-break/><text:tab/>printf("2");<text:line-break/><text:tab/><text:tab/>if(mmap_region_start &lt; mmap_region_end || mmap_region_prev &lt; mmap_region_start)<text:line-break/><text:tab/><text:tab/>{<text:line-break/><text:tab/><text:tab/><text:tab/>mmap_region_begin = mmap_region_start + (mmap_region_start == mmap_region_prev ? 1 : 0);<text:line-break/><text:tab/><text:tab/><text:tab/>next_reg = (uint8_t*)(mmap_region_begin * MMAP_PREF_SIZE);<text:line-break/><text:tab/><text:tab/><text:tab/>next_size = (mmap_region_end - mmap_region_begin + 1) * MMAP_PREF_SIZE;<text:line-break/><text:tab/><text:tab/><text:tab/><text:line-break/><text:tab/>printf("3");<text:line-break/><text:tab/><text:tab/><text:tab/>munmap(next_reg, next_size);/*unmapping region of size*/<text:line-break/><text:tab/><text:tab/><text:tab/><text:line-break/><text:tab/>printf("4");<text:line-break/><text:tab/><text:tab/><text:tab/>if(mmap_region_start == mmap_region_prev)<text:line-break/><text:tab/><text:tab/><text:tab/>{<text:line-break/><text:tab/><text:tab/><text:tab/><text:tab/>newsize = (next_reg - ((uint8_t*)ptr + sizeof(memblock_t) + sizeof(size_t)));<text:line-break/><text:tab/><text:tab/><text:tab/><text:tab/>newsize -= newsize % sizeof(memblock_t);<text:line-break/><text:tab/><text:tab/><text:tab/><text:tab/>ptr-&gt;size = newsize;<text:line-break/><text:tab/><text:tab/><text:tab/><text:tab/><text:line-break/><text:tab/><text:tab/><text:tab/><text:tab/>if((ptr-&gt;size &lt; TINY_MEMBLOCK_SIZE) &amp;&amp; p)<text:line-break/><text:tab/><text:tab/><text:tab/><text:tab/>{<text:line-break/><text:tab/><text:tab/><text:tab/><text:tab/><text:tab/>join_memblocks(p, ptr);<text:line-break/><text:tab/><text:tab/><text:tab/><text:tab/><text:tab/>return;<text:line-break/><text:tab/><text:tab/><text:tab/><text:tab/>} else<text:line-break/><text:tab/><text:tab/><text:tab/><text:tab/>{<text:line-break/><text:tab/><text:tab/><text:tab/><text:tab/><text:tab/>/* if we're first and only block (none previous), that means we can get some free size, profits! */<text:line-break/><text:tab/><text:tab/><text:tab/><text:tab/><text:tab/>if(p == NULL &amp;&amp; ptr-&gt;size &lt; TINY_MEMBLOCK_SIZE) ptr-&gt;size = TINY_MEMBLOCK_SIZE;<text:line-break/><text:tab/><text:tab/><text:tab/><text:tab/><text:tab/>ptr-&gt;size |= FREE_FLAG;<text:line-break/><text:tab/><text:tab/><text:tab/><text:tab/><text:tab/>end = get_next_memblock((memblock_t*)ptr);<text:line-break/><text:tab/><text:tab/><text:tab/><text:tab/><text:tab/>end-&gt;prev_size = 0;<text:line-break/><text:tab/><text:tab/><text:tab/><text:tab/>}<text:line-break/><text:tab/><text:tab/><text:tab/>}<text:line-break/><text:tab/><text:tab/>}<text:line-break/><text:tab/>} else if(!is_last(i) &amp;&amp; is_free(i)) join_memblocks(ptr, i);<text:line-break/><text:soft-page-break/><text:tab/><text:line-break/><text:tab/>if(p &amp;&amp; is_free(p)) join_memblocks(p, ptr);<text:line-break/>}<text:line-break/><text:line-break/> /* Splits memblock in two, creating new one with specified size and a second one with the rest of available space */<text:line-break/>static void split_memblock(memblock_t* const ptr, const size_t split_size, const size_t prev)<text:line-break/>{<text:line-break/><text:tab/>/* split_size is already aligned */<text:line-break/><text:tab/>size_t all = get_memblock_size(ptr);<text:line-break/><text:tab/>size_t piece;<text:line-break/><text:tab/>memblock_t* next;<text:line-break/><text:line-break/><text:tab/>if(all &lt;= split_size) return;<text:line-break/><text:tab/>if((all - split_size) &lt; sizeof(memblock_t)) return;<text:line-break/><text:line-break/><text:tab/>piece = all - split_size - sizeof(memblock_t);<text:line-break/><text:tab/>if(piece &lt; TINY_MEMBLOCK_SIZE) return;<text:line-break/><text:tab/><text:line-break/><text:tab/>init_memblock(ptr, split_size, prev);<text:line-break/><text:tab/><text:line-break/><text:tab/>next = get_next_memblock(ptr);<text:line-break/><text:tab/><text:line-break/><text:tab/>init_memblock(next, piece, split_size);<text:line-break/><text:tab/>set_free(next);<text:line-break/>}<text:line-break/><text:line-break/>void* _malloc(size_t query)<text:line-break/>{<text:line-break/><text:tab/>if (query &lt;= 0){<text:line-break/><text:tab/><text:tab/>return NULL;<text:line-break/><text:tab/>}<text:line-break/><text:tab/>else{<text:line-break/><text:line-break/><text:tab/>memblock_t *i = (memblock_t*)(HEAP_START);<text:line-break/><text:tab/>void *prevp, *next, *result;<text:line-break/><text:tab/>/* Holds the size of previous memblock, since we end the loop at the one that has 0 in prev_size */<text:line-break/><text:tab/>size_t prev = 0, mmap_region_1, mmap_region_2;<text:line-break/><text:line-break/><text:tab/>/* If it's too small or misaligned, we allocate more bytes to align it*/<text:line-break/><text:tab/>query = align_data_size(query);<text:line-break/><text:tab/>if(HEAP_START == NULL) return heap_init(query);<text:line-break/><text:tab/><text:line-break/><text:tab/>/* Trying to find a fresh free block instead of actually mmaping it or increasing fragmentation*/<text:line-break/><text:tab/>while(!is_last(i))<text:line-break/><text:tab/>{<text:line-break/><text:tab/><text:tab/>prev = get_memblock_size(i);<text:line-break/><text:tab/><text:tab/><text:line-break/><text:tab/><text:tab/>if(is_free(i))<text:line-break/><text:tab/><text:tab/>{<text:line-break/><text:tab/><text:tab/><text:tab/>if(i-&gt;size &gt;= query)<text:line-break/><text:tab/><text:tab/><text:tab/>{<text:line-break/><text:tab/><text:tab/><text:tab/><text:tab/>/* Split the rest that we don't need */<text:line-break/><text:tab/><text:tab/><text:tab/><text:tab/>split_memblock(i, query, i-&gt;prev_size);<text:line-break/><text:tab/><text:tab/><text:tab/><text:tab/>set_in_use(i);<text:line-break/><text:tab/><text:tab/><text:tab/><text:tab/>return get_memptr(i);<text:line-break/><text:tab/><text:tab/><text:tab/><text:tab/>/* if that free block is too small but is the last one, we forcibly rewrite it */<text:line-break/><text:tab/><text:tab/><text:tab/>} else if (is_last(get_next_memblock(i))) <text:line-break/><text:tab/><text:tab/><text:tab/>{ <text:line-break/><text:tab/><text:tab/><text:tab/><text:tab/>prev = i-&gt;prev_size; <text:line-break/><text:tab/><text:tab/><text:tab/><text:tab/>break;<text:line-break/><text:tab/><text:tab/><text:tab/>}<text:line-break/><text:tab/><text:tab/>}<text:line-break/><text:line-break/><text:tab/><text:tab/>i = get_next_memblock(i);<text:line-break/><text:tab/>}<text:line-break/><text:tab/><text:line-break/><text:tab/>/* Didn't find a free block<text:line-break/><text:tab/> * Now we might have to mmap a memory region<text:line-break/><text:tab/> * Since this is an expensive operation we want to use it as rarely as possible*/<text:line-break/><text:tab/><text:line-break/><text:tab/>/* We start by checking the mmap 'regions' of the previous memblock and the end of our memblock */<text:line-break/><text:tab/>if((uint8_t*)i != HEAP_START) prevp = (uint8_t*)i - 1; else prevp = HEAP_START;<text:line-break/><text:tab/>next = calculate_next_memblock(i, query);<text:line-break/><text:tab/><text:line-break/><text:tab/>mmap_region_1 = (size_t)(prevp) / MMAP_PREF_SIZE;<text:line-break/><text:tab/>mmap_region_2 = (size_t)(next) / MMAP_PREF_SIZE;<text:line-break/><text:line-break/><text:tab/>/* If they differ, we have to mmap more */<text:line-break/><text:tab/>if(mmap_region_1 &lt; mmap_region_2)<text:line-break/><text:soft-page-break/><text:tab/>{<text:line-break/><text:tab/><text:tab/>result = (memblock_t*)mmap((uint8_t*)((mmap_region_1+1)*MMAP_PREF_SIZE), (mmap_region_2 - mmap_region_1) * MMAP_PREF_SIZE, PROT_READ | PROT_WRITE, MAP_FIXED | MAP_PRIVATE | MAP_ANONYMOUS, -1, 0);<text:line-break/><text:tab/><text:tab/>if(result == MAP_FAILED) return NULL;<text:line-break/><text:tab/>}<text:tab/><text:line-break/><text:tab/>init_memblock(i, query, prev);<text:line-break/><text:tab/><text:line-break/><text:tab/>/* In theory, linux kernel mmap syscall should zero out the bytes, but just in case */<text:line-break/><text:tab/>((memblock_t*)next)-&gt;prev_size = 0;<text:line-break/><text:tab/>return get_memptr(i);<text:line-break/><text:line-break/><text:tab/>}<text:line-break/>}<text:line-break/><text:line-break/>/* <text:line-break/> * User's free(), the actual work is performed in set_free()<text:line-break/> */<text:line-break/>void _free(void* ptr)<text:line-break/>{<text:line-break/><text:tab/>memblock_t *mptr = (memblock_t*)((uint8_t*)ptr - sizeof(memblock_t));<text:line-break/><text:tab/>set_free(mptr);<text:line-break/>}<text:line-break/><text:line-break/>void* _realloc(void* ptr, size_t query)<text:line-break/>{<text:line-break/><text:tab/>memblock_t *next;<text:line-break/><text:tab/>memblock_t *i;<text:line-break/><text:tab/>size_t curr_size;<text:line-break/><text:tab/>size_t available;<text:line-break/><text:tab/>void* result = ptr;<text:line-break/><text:tab/><text:line-break/><text:tab/>if(ptr == NULL) return _malloc(query);<text:line-break/><text:tab/>if(query == 0 &amp;&amp; ptr != NULL) <text:line-break/><text:tab/>{<text:line-break/><text:tab/><text:tab/>_free(ptr);<text:line-break/><text:tab/><text:tab/>return ptr;<text:line-break/><text:tab/>}<text:line-break/><text:tab/><text:line-break/><text:tab/>i = (memblock_t*)((uint8_t*)ptr - sizeof(memblock_t));<text:line-break/><text:tab/>next = get_next_memblock(ptr);<text:line-break/><text:tab/>curr_size = get_memblock_size(i);<text:line-break/><text:tab/>query = align_data_size(query);<text:line-break/><text:tab/><text:line-break/><text:tab/>if(query == curr_size) return result;<text:line-break/><text:tab/>if(query &gt; curr_size)<text:line-break/><text:tab/>{<text:line-break/><text:tab/><text:tab/>if(!is_last(next) &amp;&amp; is_free(next))<text:line-break/><text:tab/><text:tab/>{<text:line-break/><text:tab/><text:tab/><text:tab/>available = get_memblock_size(next) + sizeof(memblock_t);<text:line-break/><text:tab/><text:tab/><text:tab/>if(available + curr_size &gt;= query)<text:line-break/><text:tab/><text:tab/><text:tab/>{ <text:line-break/><text:tab/><text:tab/><text:tab/><text:tab/>join_memblocks(i, next);<text:line-break/><text:tab/><text:tab/><text:tab/><text:tab/>split_memblock(i, query, i-&gt;prev_size);<text:line-break/><text:tab/><text:tab/><text:tab/><text:tab/>return result;<text:line-break/><text:tab/><text:tab/><text:tab/>}<text:line-break/><text:tab/><text:tab/>}<text:line-break/><text:tab/><text:tab/><text:line-break/><text:tab/><text:tab/>result = _malloc(query);<text:line-break/><text:tab/><text:tab/>memcpy(result, ptr, curr_size);<text:line-break/><text:tab/><text:tab/>set_free(i);<text:line-break/><text:tab/><text:tab/>return result;<text:line-break/><text:tab/>}<text:line-break/><text:tab/>split_memblock(i, query, i-&gt;prev_size);<text:line-break/><text:tab/>return result;<text:line-break/>}<text:line-break/><text:line-break/>/* <text:line-break/> * Initialize the heap, mmaping the first region and setting HEAP_START ptr <text:line-break/> * Uses 0xDEADBEEF as dummy previous size, since prev_size of 0 indicates the end of memblock chain<text:line-break/> * */<text:line-break/>void* heap_init(size_t initial_size)<text:line-break/>{<text:line-break/><text:tab/>memblock_t *ptr;<text:line-break/><text:tab/>HEAP_START = (uint8_t*)mmap((uint8_t*)0x04040000, MMAP_PREF_SIZE, PROT_READ | PROT_WRITE, MAP_FIXED | MAP_PRIVATE | MAP_ANONYMOUS, -1, 0);<text:line-break/><text:tab/>if(HEAP_START == MAP_FAILED) return NULL;<text:line-break/><text:tab/><text:line-break/><text:tab/>ptr = (memblock_t*)(HEAP_START);<text:line-break/><text:tab/>init_memblock(ptr, initial_size, 0xDEADBEEF);<text:line-break/><text:line-break/><text:tab/>return get_memptr(ptr)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FRM1000" svg:font-family="SFRM100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2-29T06:18:43.763000000</dc:date>
    <meta:editing-duration>P2DT18H43M11S</meta:editing-duration>
    <meta:editing-cycles>189</meta:editing-cycles>
    <meta:print-date>2016-11-17T09:11:42.934000000</meta:print-date>
    <meta:document-statistic meta:table-count="0" meta:image-count="0" meta:object-count="0" meta:page-count="5" meta:paragraph-count="29" meta:word-count="1165" meta:character-count="9520" meta:non-whitespace-character-count="7809"/>
  </office:meta>
</office:document-meta>
</file>